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945cm" svg:height="2.553cm" svg:x="2.6cm" svg:y="5.663cm">
          <text:p text:style-name="P1">Subcooled</text:p>
          <text:p text:style-name="P1">section</text:p>
        </draw:rect>
        <draw:rect draw:style-name="gr1" draw:text-style-name="P1" draw:layer="layout" svg:width="8.613cm" svg:height="2.553cm" svg:x="6.545cm" svg:y="5.664cm">
          <text:p text:style-name="P1">Two phase section</text:p>
        </draw:rect>
        <draw:rect draw:style-name="gr1" draw:text-style-name="P1" draw:layer="layout" svg:width="3.945cm" svg:height="2.553cm" svg:x="15.158cm" svg:y="5.665cm">
          <text:p text:style-name="P1">Superheated</text:p>
          <text:p text:style-name="P1">Section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hristian Bach</meta:initial-creator>
    <meta:creation-date>2011-05-11T12:33:56.65</meta:creation-date>
    <dc:date>2011-05-11T12:49:23.43</dc:date>
    <dc:creator>Christian Bach</dc:creator>
    <meta:editing-duration>PT00H00M16S</meta:editing-duration>
    <meta:editing-cycles>1</meta:editing-cycles>
    <meta:generator>OpenOffice.org/3.1$Win32 OpenOffice.org_project/310m19$Build-9420</meta:generator>
    <meta:document-statistic meta:object-count="3"/>
  </office:meta>
</office:document-meta>
</file>